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4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5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4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73cm" fo:min-width="4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52cm" fo:min-width="5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2cm" fo:min-width="5.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4.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5cm" fo:min-width="9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-color="#99cc99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cc9999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2.4cm" svg:y1="4.929cm" svg:x2="5.904cm" svg:y2="10.334cm" draw:start-shape="id1" draw:start-glue-point="6" draw:end-shape="id2" draw:end-glue-point="4" svg:d="M12400 4929c-4331 0-6496 1801-6496 5405" svg:viewBox="0 0 6497 5406">
          <text:p/>
        </draw:connector>
        <draw:custom-shape draw:style-name="gr2" draw:text-style-name="P3" xml:id="id1" draw:id="id1" draw:layer="layout" svg:width="5.209cm" svg:height="2.058cm" svg:x="12.4cm" svg:y="3.9cm">
          <text:p text:style-name="P2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9cm" svg:height="2.058cm" svg:x="21.991cm" svg:y="10.242cm">
          <text:p text:style-name="P2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8cm" svg:height="2.058cm" svg:x="12.2cm" svg:y="16.142cm">
          <text:p text:style-name="P2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5.209cm" svg:height="2.058cm" svg:x="3.299cm" svg:y="10.334cm">
          <text:p text:style-name="P2">Re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99cm" svg:y1="11.363cm" svg:x2="2.553cm" svg:y2="3.499cm" draw:start-shape="id2" draw:start-glue-point="6" draw:end-shape="id3" draw:end-glue-point="7" svg:d="M3299 11363c-498 0-746-2621-746-7864" svg:viewBox="0 0 747 7865">
          <text:p/>
        </draw:connector>
        <draw:connector draw:style-name="gr1" draw:text-style-name="P1" draw:layer="layout" draw:type="curve" svg:x1="6.238cm" svg:y1="3.499cm" svg:x2="4.061cm" svg:y2="10.635cm" draw:start-shape="id3" draw:start-glue-point="9" draw:end-shape="id2" draw:end-glue-point="5" svg:d="M6238 3499c0 5353-2177 1786-2177 7136" svg:viewBox="0 0 2178 7137">
          <text:p/>
        </draw:connector>
        <draw:connector draw:style-name="gr1" draw:text-style-name="P1" draw:layer="layout" draw:type="curve" svg:x1="17.609cm" svg:y1="4.929cm" svg:x2="26.438cm" svg:y2="10.543cm" draw:start-shape="id1" draw:start-glue-point="10" draw:end-shape="id4" draw:end-glue-point="11" svg:d="M17609 4929c5886 0 8829 1871 8829 5614" svg:viewBox="0 0 8830 5615">
          <text:p/>
        </draw:connector>
        <draw:connector draw:style-name="gr1" draw:text-style-name="P1" draw:layer="layout" draw:type="curve" svg:x1="21.991cm" svg:y1="11.271cm" svg:x2="8.508cm" svg:y2="11.363cm" draw:start-shape="id4" draw:end-shape="id2" draw:end-glue-point="10" svg:d="M21991 11271c-10113 0-3372 92-13483 92" svg:viewBox="0 0 13484 93">
          <text:p/>
        </draw:connector>
        <draw:connector draw:style-name="gr1" draw:text-style-name="P1" draw:layer="layout" draw:type="curve" svg:x1="24.596cm" svg:y1="12.3cm" svg:x2="27.2cm" svg:y2="11.271cm" draw:start-shape="id4" draw:start-glue-point="8" draw:end-shape="id4" draw:end-glue-point="10" svg:d="M24596 12300c0 753 1553 627 2392 182s963-1211 212-1211" svg:viewBox="0 0 3102 1570">
          <text:p/>
        </draw:connector>
        <draw:connector draw:style-name="gr1" draw:text-style-name="P1" draw:layer="layout" draw:type="curve" svg:x1="16.646cm" svg:y1="17.899cm" svg:x2="12.962cm" svg:y2="17.899cm" draw:start-shape="id5" draw:start-glue-point="9" draw:end-shape="id5" draw:end-glue-point="7" svg:d="M16646 17899c0 1204-3684 1204-3684 0" svg:viewBox="0 0 3685 904">
          <text:p/>
        </draw:connector>
        <draw:connector draw:style-name="gr6" draw:text-style-name="P1" draw:layer="layout" draw:type="curve" svg:x1="7.746cm" svg:y1="10.635cm" svg:x2="16.847cm" svg:y2="5.657cm" draw:start-shape="id2" draw:start-glue-point="11" draw:end-shape="id1" draw:end-glue-point="9" svg:d="M7746 10635c0-3732 9101-1243 9101-4978" svg:viewBox="0 0 9102 4979">
          <text:p/>
        </draw:connector>
        <draw:custom-shape draw:style-name="gr7" draw:text-style-name="P7" draw:layer="layout" svg:width="4.3cm" svg:height="1cm" svg:x="4cm" svg:y="4.2cm">
          <text:p text:style-name="P2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1cm" svg:y="5.7cm">
          <text:p text:style-name="P2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3cm" svg:height="0.9cm" svg:x="20.2cm" svg:y="5.6cm">
          <text:p text:style-name="P2"><text:span text:style-name="T1">Faust erkannt (&gt;= 2s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22.753cm" svg:y1="11.999cm" svg:x2="17.408cm" svg:y2="17.171cm" draw:start-shape="id4" draw:start-glue-point="7" draw:end-shape="id5" draw:end-glue-point="10" svg:d="M22753 11999c0 3448-1781 5172-5345 5172" svg:viewBox="0 0 5346 5173">
          <text:p/>
        </draw:connector>
        <draw:custom-shape draw:style-name="gr9" draw:text-style-name="P7" draw:layer="layout" svg:width="5.1cm" svg:height="1.723cm" svg:x="18.8cm" svg:y="14.5cm">
          <text:p text:style-name="P2"><text:span text:style-name="T1">Erkenne oƒƒene Hand</text:span></text:p>
          <text:p text:style-name="P2"><text:span text:style-name="T1">(auf gültiger Höhe)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2cm" svg:height="1.6cm" svg:x="8.6cm" svg:y="7.5cm">
          <text:p text:style-name="P2"><text:span text:style-name="T1">Oƒƒene Hand und</text:span></text:p>
          <text:p text:style-name="P2"><text:span text:style-name="T1">Faust erkan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3cm" svg:height="0.9cm" svg:x="13.2cm" svg:y="18.7cm">
          <text:p text:style-name="P2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3cm" svg:height="1.6cm" svg:x="24cm" svg:y="12.6cm">
          <text:p text:style-name="P2"><text:span text:style-name="T1">Faust bleib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3" draw:id="id3" draw:layer="layout" svg:width="5.209cm" svg:height="2.058cm" svg:x="1.791cm" svg:y="1.742cm">
          <text:p text:style-name="P2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2cm" svg:y1="17.171cm" svg:x2="5.904cm" svg:y2="12.392cm" draw:start-shape="id5" draw:start-glue-point="6" draw:end-shape="id2" draw:end-glue-point="8" svg:d="M12200 17171c-4198 0-6296-1593-6296-4779" svg:viewBox="0 0 6297 4780">
          <text:p/>
        </draw:connector>
        <draw:custom-shape draw:style-name="gr14" draw:text-style-name="P7" draw:layer="layout" svg:width="5.6cm" svg:height="1.702cm" svg:x="3.8cm" svg:y="14.898cm">
          <text:p text:style-name="P2"><text:span text:style-name="T1">Faust erkannt /</text:span></text:p>
          <text:p text:style-name="P2"><text:span text:style-name="T1">Hand verloren (Notstop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cm" svg:height="1.602cm" svg:x="13.6cm" svg:y="10.5cm">
          <text:p text:style-name="P2"><text:span text:style-name="T1">Hand verloren (Notstop) /</text:span></text:p>
          <text:p text:style-name="P2"><text:span text:style-name="T1">ungültige Posi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5.3cm" svg:height="1.6cm" svg:x="6.3cm" svg:y="5.5cm">
          <text:p text:style-name="P2"><text:span text:style-name="T1">Faust nicht mehr</text:span></text:p>
          <text:p text:style-name="P2"><text:span text:style-name="T1">erkannt (&gt; 2s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ustom-shape draw:style-name="gr17" draw:text-style-name="P7" draw:layer="layout" svg:width="9.9cm" svg:height="1.6cm" svg:x="11.3cm" svg:y="1.7cm">
          <text:p text:style-name="P2"><text:span text:style-name="T1">Faust erkannt (&lt; 2s) /</text:span></text:p>
          <text:p text:style-name="P2"><text:span text:style-name="T1">Offene Hand und noch keine Faust erkan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7-07T16:43:37.615769000</dc:date>
    <meta:editing-duration>PT4H6M9S</meta:editing-duration>
    <meta:editing-cycles>44</meta:editing-cycles>
    <meta:generator>LibreOffice/4.4.3.2$MacOSX_X86_64 LibreOffice_project/88805f81e9fe61362df02b9941de8e38a9b5fd16</meta:generator>
    <meta:document-statistic meta:object-count="27"/>
  </office:meta>
</office:document-meta>
</file>